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stroke-linejoin="round" svg:stroke-linecap="butt" draw:fill-color="#22cae0" draw:textarea-horizontal-align="justify" draw:textarea-vertical-align="middle" draw:auto-grow-height="false" fo:min-height="1.021cm" fo:min-width="0.771cm" loext:glow-radius="0.035cm" loext:glow-color="#1bbed4" loext:decorative="false"/>
    </style:style>
    <style:style style:name="gr2" style:family="graphic" style:parent-style-name="standard">
      <style:graphic-properties draw:stroke="solid" svg:stroke-width="0.106cm" svg:stroke-color="#22cae0" draw:marker-start-width="0.358cm" draw:marker-end-width="0.358cm" svg:stroke-opacity="100%" draw:stroke-linejoin="round" svg:stroke-linecap="round" draw:fill-color="#22cae0" draw:opacity="0%" draw:opacity-name="" draw:textarea-horizontal-align="justify" draw:textarea-vertical-align="middle" draw:auto-grow-height="false" fo:min-height="9.171cm" fo:min-width="8.921cm" fo:padding-top="0.177cm" fo:padding-bottom="0.177cm" fo:padding-left="0.302cm" fo:padding-right="0.302cm" loext:decorative="false"/>
    </style:style>
    <style:style style:name="gr3" style:family="graphic" style:parent-style-name="standard">
      <style:graphic-properties svg:stroke-width="0cm" svg:stroke-opacity="0%" draw:stroke-linejoin="round" svg:stroke-linecap="butt" draw:fill-color="#22cae0" draw:opacity="0%" draw:textarea-horizontal-align="justify" draw:textarea-vertical-align="middle" draw:auto-grow-height="false" fo:min-height="2.608cm" fo:min-width="3.629cm" loext:glow-radius="0.035cm" loext:glow-color="#1bbed4" loext:decorative="false"/>
      <style:paragraph-properties style:writing-mode="lr-tb"/>
    </style:style>
    <style:style style:name="P1" style:family="paragraph">
      <loext:graphic-properties draw:fill-color="#22cae0"/>
      <style:paragraph-properties fo:text-align="center"/>
    </style:style>
    <style:style style:name="P2" style:family="paragraph">
      <loext:graphic-properties draw:fill-color="#22cae0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22cae0" draw:opacity="0%"/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1cm" svg:height="1.271cm" svg:x="8.938cm" svg:y="13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1cm" svg:height="1.271cm" svg:x="7.033cm" svg:y="13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1cm" svg:height="1.271cm" svg:x="7.034cm" svg:y="11.4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1cm" svg:height="1.271cm" svg:x="8.938cm" svg:y="11.4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1cm" svg:height="1.271cm" svg:x="10.843cm" svg:y="13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1cm" svg:height="1.271cm" svg:x="7.033cm" svg:y="9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1cm" svg:height="1.271cm" draw:transform="rotate (0.244346095279206) translate (11.207cm 10.8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1cm" svg:height="1.271cm" draw:transform="rotate (2.84488668075076) translate (11.106cm 9.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1cm" svg:height="1.271cm" draw:transform="rotate (2.84488668075076) translate (13.011cm 8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525cm" svg:height="9.525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29cm" svg:height="2.858cm" svg:x="7.984cm" svg:y="16.24cm">
          <text:p text:style-name="P3"><text:span text:style-name="T1">{J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radial" draw:cx="50%" draw:cy="50%" draw:start="100%" draw:end="0%" draw:border="0%">
      <loext:opacity-stop svg:offset="0" svg:stop-opacity="1"/>
      <loext:opacity-stop svg:offset="1" svg:stop-opacity="0"/>
    </draw:opacity>
    <draw:opacity draw:name="Transparency_20_3" draw:display-name="Transparency 3" draw:style="ellipsoid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4" draw:display-name="Transparency 4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2:06:58.025032471</meta:creation-date>
    <dc:date>2026-02-07T22:17:06.966194106</dc:date>
    <meta:editing-duration>PT42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